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3" svg:font-family="'Source Sans Pro Light'" style:font-adornments="Regular" style:font-family-generic="swiss"/>
    <style:font-face style:name="DejaVu Sans2" svg:font-family="'DejaVu Sans'" style:font-adornments="Bold" style:font-pitch="variable"/>
    <style:font-face style:name="DejaVu Sans Condensed1" svg:font-family="'DejaVu Sans Condensed'" style:font-pitch="variable"/>
    <style:font-face style:name="DejaVu Sans Condensed3" svg:font-family="'DejaVu Sans Condensed'" style:font-adornments="Condensed 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 Bold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Regular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Regular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ome<text:span text:style-name="T1">runner</text:span><text:span text:style-name="T2"> - Sketchbook</text:span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anuel Schoch</text:p>
            <text:p>post@mschoch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 have 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nsor data</text:p>
              </text:list-item>
            </text:list>
            <text:list text:style-name="L1">
              <text:list-item>
                <text:list>
                  <text:list-item>
                    <text:p>Environmential: temperature, humidity, light, loudness, CO2</text:p>
                  </text:list-item>
                  <text:list-item>
                    <text:p>Awareness: movement, coming home, leaving office</text:p>
                  </text:list-item>
                </text:list>
              </text:list-item>
            </text:list>
            <text:p>Controllers</text:p>
            <text:list text:continue-numbering="true" text:style-name="L1">
              <text:list-item>
                <text:list>
                  <text:list-item>
                    <text:p>On/off, dim, selection</text:p>
                  </text:list-item>
                </text:list>
              </text:list-item>
            </text:list>
            <text:p>Actor status</text:p>
            <text:list text:continue-numbering="true" text:style-name="L1">
              <text:list-item>
                <text:list>
                  <text:list-item>
                    <text:p>On/off, cool/heat/fan, volume</text:p>
                  </text:list-item>
                </text:list>
              </text:list-item>
            </text:list>
            <text:p>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Entities …</text:p>
            <text:list text:style-name="L1">
              <text:list-item>
                <text:list>
                  <text:list-item>
                    <text:p>are organized in Groups</text:p>
                  </text:list-item>
                  <text:list-item>
                    <text:p>can be part of multiple Groups</text:p>
                  </text:list-item>
                  <text:list-item>
                    <text:p>in one group can directly interact with each other</text:p>
                  </text:list-item>
                  <text:list-item>
                    <text:p>in different groups can interact based on a rule engine</text:p>
                  </text:list-item>
                </text:list>
              </text:list-item>
            </text:list>
            <text:p/>
            <text:p><text:span text:style-name="T1">A lamp might directly react on change of a light switch stat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t works ...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list>
                  <text:list-item>
                    <text:p>Groups are VNL domains</text:p>
                  </text:list-item>
                  <text:list-item>
                    <text:p>The rule engine acts as event aggregator and connects groups</text:p>
                    <text:p/>
                  </text:list-item>
                </text:list>
              </text:list-item>
            </text:list>
            <text:p><text:span text:style-name="T1">The users Smartphone only gets specific events forward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n quest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list>
                  <text:list-item>
                    <text:p>How to break down primitive actions from complex actions?</text:p>
                    <text:list>
                      <text:list-item>
                        <text:p>Complex: Switch on lamp</text:p>
                      </text:list-item>
                      <text:list-item>
                        <text:p>Means:</text:p>
                        <text:list>
                          <text:list-item>
                            <text:p>Dim bulb 1 from 0 – 100%</text:p>
                          </text:list-item>
                          <text:list-item>
                            <text:p>After 0.5s dim bulb 2 from 0 – 100%</text:p>
                          </text:list-item>
                          <text:list-item>
                            <text:p>After 1s dim bulb 3 from 0 – 100%</text:p>
                          </text:list-item>
                        </text:list>
                      </text:list-item>
                      <text:list-item>
                        <text:p>Approach:</text:p>
                        <text:list>
                          <text:list-item>
                            <text:p>Each actor has it’s own rule engine which tells how to react on which event from which source</text:p>
                          </text:list-item>
                        </text:list>
                      </text:list-item>
                    </text:list>
                  </text:list-item>
                  <text:list-item>
                    <text:p>Voice commands with Jas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Jasper</text:p>
              </text:list-item>
            </text:list>
            <text:list text:style-name="L1">
              <text:list-item>
                <text:list>
                  <text:list-item>
                    <text:p><text:a xlink:href="https://jasperproject.github.io/" xlink:type="simple">https://jasperproject.github.io</text:a></text:p>
                  </text:list-item>
                </text:list>
              </text:list-item>
            </text:list>
            <text:p>Bluetooth LE sniffing</text:p>
            <text:list text:continue-numbering="true" text:style-name="L1">
              <text:list-item>
                <text:list>
                  <text:list-item>
                    <text:p>https://learn.adafruit.com/reverse-engineering-a-bluetooth-low-energy-light-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sc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clipse on HIDPI screens</text:p>
                <text:list>
                  <text:list-item>
                    <text:p>Add a line “-Dswt.autoScale=180” at the end of $ECLIPSE_HOME/eclipse.i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eetch to tex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Jasper – voice control system (requires STT engine)</text:p>
                        <text:list>
                          <text:list-item>
                            <text:p>https://jasperproject.github.io</text:p>
                          </text:list-item>
                        </text:list>
                      </text:list-item>
                      <text:list-item>
                        <text:p>VoxForge – Porject to create OpenSource acoustic models</text:p>
                        <text:list>
                          <text:list-item>
                            <text:p>Models for Julius and Sphinx</text:p>
                          </text:list-item>
                          <text:list-item>
                            <text:p>http://www.voxforge.org/home/downloads</text:p>
                          </text:list-item>
                        </text:list>
                      </text:list-item>
                      <text:list-item>
                        <text:p>Sphinx – OpenSource STT engine by CMU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http://cmusphinx.sourceforge.n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Julius – OpenSource STT egnine by Japanese LVCSR</text:p>
                        <text:list>
                          <text:list-item>
                            <text:p>English support seems to be limited (?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 (2)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Bluetooth LE sniffing</text:p>
            <text:list text:style-name="L4">
              <text:list-item>
                <text:list>
                  <text:list-item>
                    <text:list>
                      <text:list-item>
                        <text:p>Reverse engeneering BTLE protocol with Adafruit Sniffer</text:p>
                        <text:list>
                          <text:list-item>
                            <text:p>https://learn.adafruit.com/reverse-engineering-a-bluetooth-low-energy-light-bulb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agicBlue BLE Light Bulb Control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a xlink:href="https://github.com/Betree/magicblue" xlink:type="simple">https://github.com/Betree/magicblue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ESP8266 Wifi module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WEMOS D1 mini</text:p>
                        <text:list>
                          <text:list-item>
                            <text:p><text:a xlink:href="https://www.wemos.cc/product/d1-mini.html" xlink:type="simple">https://www.wemos.cc/product/d1-mini.html</text:a></text:p>
                          </text:list-item>
                        </text:list>
                      </text:list-item>
                      <text:list-item>
                        <text:p>Adafruit HUZZAH</text:p>
                        <text:list>
                          <text:list-item>
                            <text:p>https://www.adafruit.com/products/247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oughts</text:p>
          </draw:text-box>
        </draw:frame>
        <draw:frame presentation:style-name="pr7" draw:layer="layout" svg:width="25.5cm" svg:height="13cm" svg:x="1cm" svg:y="5.5cm" presentation:class="outline">
          <draw:text-box>
            <text:p>Drivers</text:p>
            <text:list text:style-name="L1">
              <text:list-item>
                <text:list>
                  <text:list-item>
                    <text:list>
                      <text:list-item>
                        <text:p>Drivers implement the primitives:</text:p>
                        <text:list>
                          <text:list-item>
                            <text:p>Examples:</text:p>
                            <text:list>
                              <text:list-item>
                                <text:p>Driver / RGB Bulb Driver / RGBW Bulb Driver</text:p>
                                <text:list>
                                  <text:list-item>
                                    <text:p>fadeTo(color)</text:p>
                                  </text:list-item>
                                  <text:list-item>
                                    <text:p>on(ison)</text:p>
                                  </text:list-item>
                                  <text:list-item>
                                    <text:p>..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Devices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Implement primitives to access devices</text:p>
                      </text:list-item>
                      <text:list-item>
                        <text:p>Are used by drivers</text:p>
                        <text:p/>
                      </text:list-item>
                      <text:list-item>
                        <text:p>Hmm: wouldn’t it be better to have the Buld itself as Device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3" svg:font-family="'Source Sans Pro Light'" style:font-adornments="Regular" style:font-family-generic="swiss"/>
    <style:font-face style:name="DejaVu Sans2" svg:font-family="'DejaVu Sans'" style:font-adornments="Bold" style:font-pitch="variable"/>
    <style:font-face style:name="DejaVu Sans Condensed1" svg:font-family="'DejaVu Sans Condensed'" style:font-pitch="variable"/>
    <style:font-face style:name="DejaVu Sans Condensed3" svg:font-family="'DejaVu Sans Condensed'" style:font-adornments="Condensed 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 Bold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Regular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Regular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ld" style:font-pitch="variable" fo:font-size="18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4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 style:writing-mode="lr-tb"/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Regular" style:font-family-generic="swiss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5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 Condensed1" fo:font-family="'DejaVu Sans Condensed'" style:font-pitch="variable" fo:font-size="32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5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ejaVu Sans Condensed3" fo:font-family="'DejaVu Sans Condensed'" style:font-style-name="Condensed Bold" style:font-pitch="variable" fo:font-size="32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27.5cm"/>
    </style:style>
    <style:style style:name="Mpr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1-backgroundobjects">
      <style:graphic-properties draw:stroke="none" draw:fill="none" draw:auto-grow-height="false" fo:min-height="1.501cm"/>
    </style:style>
    <style:style style:name="Mpr10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style:font-size-complex="14pt"/>
    </style:style>
    <style:style style:name="MP11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" draw:text-style-name="MP7" draw:layer="backgroundobjects" svg:width="6.5cm" svg:height="1.5cm" svg:x="21cm" svg:y="1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9cm" svg:height="1.5cm" svg:x="3cm" svg:y="19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5" draw:layer="backgroundobjects" svg:width="1.5cm" svg:height="1.5cm" svg:x="0.5cm" svg:y="19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7" draw:layer="backgroundobjects" svg:width="6.5cm" svg:height="1.5cm" svg:x="21cm" svg:y="1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9" draw:text-style-name="MP11" draw:layer="backgroundobjects" svg:width="1.5cm" svg:height="1.5cm" svg:x="0.5cm" svg:y="19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6:42:29.906493736</meta:creation-date>
    <meta:editing-duration>P2DT5H17M6S</meta:editing-duration>
    <meta:editing-cycles>13</meta:editing-cycles>
    <meta:generator>LibreOffice/5.2.2.2.0$Linux_X86_64 LibreOffice_project/20m0$Build-2</meta:generator>
    <dc:date>2016-10-22T14:02:11.451262485</dc:date>
    <meta:document-statistic meta:object-count="74"/>
    <meta:template xlink:type="simple" xlink:actuate="onRequest" xlink:title="Alizarin" xlink:href="../../../../../../../../usr/lib/libreoffice/share/template/common/presnt/Alizarin.otp" meta:date="2016-10-16T16:42:29.8164186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